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909in"/>
    </style:style>
    <style:style style:name="co3" style:family="table-column">
      <style:table-column-properties fo:break-before="auto" style:column-width="3.6134in"/>
    </style:style>
    <style:style style:name="co4" style:family="table-column">
      <style:table-column-properties fo:break-before="auto" style:column-width="9.2846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2.3264in"/>
    </style:style>
    <style:style style:name="co8" style:family="table-column">
      <style:table-column-properties fo:break-before="auto" style:column-width="2.1866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false"/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 style:shrink-to-fit="false"/>
      <style:text-properties style:font-name="Arial" fo:font-size="12pt" style:font-name-asian="WenQuanYi Micro Hei" style:font-size-asian="12pt" style:font-name-complex="Lohit Hindi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style:font-name="Arial" fo:font-size="12pt" style:font-name-asian="WenQuanYi Micro Hei" style:font-size-asian="12pt" style:font-name-complex="Lohit Hindi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7" table:number-columns-repeated="1018" table:default-cell-style-name="ce3"/>
        <table:table-row table:style-name="ro2">
          <table:table-cell office:value-type="string">
            <text:p>Pattern</text:p>
          </table:table-cell>
          <table:table-cell office:value-type="string">
            <text:p>Scope</text:p>
          </table:table-cell>
          <table:table-cell office:value-type="string">
            <text:p>Formula</text:p>
          </table:table-cell>
          <table:table-cell office:value-type="string">
            <text:p>graphical interval?</text:p>
          </table:table-cell>
          <table:table-cell office:value-type="string">
            <text:p>tree of answers matching it?</text:p>
          </table:table-cell>
          <table:table-cell office:value-type="string">
            <text:p>can haz a monitor?</text:p>
          </table:table-cell>
          <table:table-cell table:number-columns-repeated="1018"/>
        </table:table-row>
        <table:table-row table:style-name="ro2">
          <table:table-cell office:value-type="string">
            <text:p>Absence (P is false)</text:p>
          </table:table-cell>
          <table:table-cell office:value-type="string">
            <text:p>Globally</text:p>
          </table:table-cell>
          <table:table-cell office:value-type="string">
            <text:p>[true*. P] false </text:p>
          </table:table-cell>
          <table:table-cell/>
          <table:table-cell office:value-type="string">
            <text:p>2.txt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bsence (P is false)</text:p>
          </table:table-cell>
          <table:table-cell office:value-type="string">
            <text:p>Before R</text:p>
          </table:table-cell>
          <table:table-cell office:value-type="string">
            <text:p>[(not R)*. P. (not R)*. R] false </text:p>
          </table:table-cell>
          <table:table-cell/>
          <table:table-cell office:value-type="string">
            <text:p>3.txt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Absence (P is false)</text:p>
          </table:table-cell>
          <table:table-cell office:value-type="string">
            <text:p>After Q</text:p>
          </table:table-cell>
          <table:table-cell office:value-type="string">
            <text:p>[(not Q)*. Q. true*. P] false </text:p>
          </table:table-cell>
          <table:table-cell/>
          <table:table-cell office:value-type="string">
            <text:p>4.txt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Absence (P is false)</text:p>
          </table:table-cell>
          <table:table-cell office:value-type="string">
            <text:p>Between Q and R</text:p>
          </table:table-cell>
          <table:table-cell office:value-type="string">
            <text:p>[true*. Q. (not R)*. P. (not R)*. R] false </text:p>
          </table:table-cell>
          <table:table-cell/>
          <table:table-cell office:value-type="string">
            <text:p>5.txt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Absence (P is false)</text:p>
          </table:table-cell>
          <table:table-cell office:value-type="string">
            <text:p>After Q until R</text:p>
          </table:table-cell>
          <table:table-cell office:value-type="string">
            <text:p>[true*. Q. (not R)*. P] false </text:p>
          </table:table-cell>
          <table:table-cell/>
          <table:table-cell office:value-type="string">
            <text:p>6.txt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Existence (P occurs)</text:p>
          </table:table-cell>
          <table:table-cell office:value-type="string">
            <text:p>Globally</text:p>
          </table:table-cell>
          <table:table-cell office:value-type="string">
            <text:p>mu X. &lt;true&gt; true and [not P] X </text:p>
          </table:table-cell>
          <table:table-cell/>
          <table:table-cell office:value-type="string">
            <text:p>8.txt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Existence (P occurs)</text:p>
          </table:table-cell>
          <table:table-cell office:value-type="string">
            <text:p>Before R</text:p>
          </table:table-cell>
          <table:table-cell office:value-type="string">
            <text:p>[(not P)*. R] false </text:p>
          </table:table-cell>
          <table:table-cell/>
          <table:table-cell office:value-type="string">
            <text:p>9.txt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Existence (P occurs)</text:p>
          </table:table-cell>
          <table:table-cell office:value-type="string">
            <text:p>After Q</text:p>
          </table:table-cell>
          <table:table-cell office:value-type="string">
            <text:p>[(not Q)*. Q] mu X. &lt;true&gt; true and [not P] X </text:p>
          </table:table-cell>
          <table:table-cell/>
          <table:table-cell office:value-type="string">
            <text:p>10.txt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Existence (P occurs)</text:p>
          </table:table-cell>
          <table:table-cell office:value-type="string">
            <text:p>Between Q and R</text:p>
          </table:table-cell>
          <table:table-cell office:value-type="string">
            <text:p>[true*. Q. (not (P or R))*. R] false </text:p>
          </table:table-cell>
          <table:table-cell/>
          <table:table-cell office:value-type="string">
            <text:p>11.txt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Existence (P occurs)</text:p>
          </table:table-cell>
          <table:table-cell office:value-type="string">
            <text:p>After Q until R</text:p>
          </table:table-cell>
          <table:table-cell office:value-type="string">
            <text:p>[true*. Q] mu X. &lt;true&gt; true and [R] false and [not P] X </text:p>
          </table:table-cell>
          <table:table-cell/>
          <table:table-cell office:value-type="string">
            <text:p>12.txt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Bounded existence (P occurs <text:span text:style-name="T1">at most </text:span><text:span text:style-name="T1">2 times)</text:span></text:p>
          </table:table-cell>
          <table:table-cell office:value-type="string">
            <text:p>Globally</text:p>
          </table:table-cell>
          <table:table-cell office:value-type="string">
            <text:p>[(not P)*. P. (not P)*. P. (not P)*. P] false </text:p>
          </table:table-cell>
          <table:table-cell/>
          <table:table-cell office:value-type="string">
            <text:p>x</text:p>
          </table:table-cell>
          <table:table-cell table:number-columns-repeated="1019"/>
        </table:table-row>
        <table:table-row table:style-name="ro4">
          <table:table-cell office:value-type="string">
            <text:p>Bounded existence (P occurs <text:span text:style-name="T1">at most </text:span><text:span text:style-name="T1">2 times)</text:span></text:p>
          </table:table-cell>
          <table:table-cell office:value-type="string">
            <text:p>Before R</text:p>
          </table:table-cell>
          <table:table-cell office:value-type="string">
            <text:p>[(not R)*. P. (not R)*. P. (not R)*. P. (not R)*. R] false </text:p>
          </table:table-cell>
          <table:table-cell/>
          <table:table-cell office:value-type="string">
            <text:p>x</text:p>
          </table:table-cell>
          <table:table-cell table:number-columns-repeated="1019"/>
        </table:table-row>
        <table:table-row table:style-name="ro4">
          <table:table-cell office:value-type="string">
            <text:p>Bounded existence (P occurs <text:span text:style-name="T1">at most </text:span><text:span text:style-name="T1">2 times)</text:span></text:p>
          </table:table-cell>
          <table:table-cell office:value-type="string">
            <text:p>After Q</text:p>
          </table:table-cell>
          <table:table-cell office:value-type="string">
            <text:p>[(not Q)*. Q. (not P)*. P. (not P)*. P. (not P)*. P] false </text:p>
          </table:table-cell>
          <table:table-cell/>
          <table:table-cell office:value-type="string">
            <text:p>x</text:p>
          </table:table-cell>
          <table:table-cell table:number-columns-repeated="1019"/>
        </table:table-row>
        <table:table-row table:style-name="ro4">
          <table:table-cell office:value-type="string">
            <text:p>Bounded existence (P occurs <text:span text:style-name="T1">at most </text:span><text:span text:style-name="T1">2 times)</text:span></text:p>
          </table:table-cell>
          <table:table-cell office:value-type="string">
            <text:p>Between Q and R</text:p>
          </table:table-cell>
          <table:table-cell office:value-type="string">
            <text:p>[true*. Q. (not R)*. P. (not R)*. P. (not R)*. P. (not R)*. R] false </text:p>
          </table:table-cell>
          <table:table-cell/>
          <table:table-cell office:value-type="string">
            <text:p>x</text:p>
          </table:table-cell>
          <table:table-cell table:number-columns-repeated="1019"/>
        </table:table-row>
        <table:table-row table:style-name="ro4">
          <table:table-cell office:value-type="string">
            <text:p>Bounded existence (P occurs <text:span text:style-name="T1">at most </text:span><text:span text:style-name="T1">2 times)</text:span></text:p>
          </table:table-cell>
          <table:table-cell office:value-type="string">
            <text:p>After Q until R</text:p>
          </table:table-cell>
          <table:table-cell office:value-type="string">
            <text:p>[true*. Q. (not R)*. P. (not R)*. P. (not R)*. P] false </text:p>
          </table:table-cell>
          <table:table-cell/>
          <table:table-cell office:value-type="string">
            <text:p>x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Universality (P is true)</text:p>
          </table:table-cell>
          <table:table-cell office:value-type="string">
            <text:p>Globally</text:p>
          </table:table-cell>
          <table:table-cell office:value-type="string">
            <text:p>[true*. not P] false </text:p>
          </table:table-cell>
          <table:table-cell/>
          <table:table-cell office:value-type="string">
            <text:p>x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Universality (P is true)</text:p>
          </table:table-cell>
          <table:table-cell office:value-type="string">
            <text:p>Before R</text:p>
          </table:table-cell>
          <table:table-cell office:value-type="string">
            <text:p>[(not R)*. not (P or R). (not R)*. R] false</text:p>
          </table:table-cell>
          <table:table-cell/>
          <table:table-cell office:value-type="string">
            <text:p>x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Universality (P is true)</text:p>
          </table:table-cell>
          <table:table-cell office:value-type="string">
            <text:p>After Q</text:p>
          </table:table-cell>
          <table:table-cell office:value-type="string">
            <text:p>[(not Q)*. Q. true*. not P] false </text:p>
          </table:table-cell>
          <table:table-cell/>
          <table:table-cell office:value-type="string">
            <text:p>x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Universality (P is true)</text:p>
          </table:table-cell>
          <table:table-cell office:value-type="string">
            <text:p>Between Q and R</text:p>
          </table:table-cell>
          <table:table-cell office:value-type="string">
            <text:p>[true*. Q. (not R)*. not (P or R). (not R)*. R] false </text:p>
          </table:table-cell>
          <table:table-cell/>
          <table:table-cell office:value-type="string">
            <text:p>x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>
            <text:p>Universality (P is true)</text:p>
          </table:table-cell>
          <table:table-cell office:value-type="string">
            <text:p>After Q until R</text:p>
          </table:table-cell>
          <table:table-cell office:value-type="string">
            <text:p>[true*. Q. (not R)*. not (P or R)] false </text:p>
          </table:table-cell>
          <table:table-cell/>
          <table:table-cell office:value-type="string">
            <text:p>x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office:value-type="string">
            <text:p>Precedence (S precedes P)</text:p>
          </table:table-cell>
          <table:table-cell office:value-type="string">
            <text:p>Globally</text:p>
          </table:table-cell>
          <table:table-cell office:value-type="string">
            <text:p>[(not S)*. P] false </text:p>
          </table:table-cell>
          <table:table-cell/>
          <table:table-cell office:value-type="string">
            <text:p>26.txt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>
            <text:p>Precedence (S precedes P)</text:p>
          </table:table-cell>
          <table:table-cell office:value-type="string">
            <text:p>Before R</text:p>
          </table:table-cell>
          <table:table-cell office:value-type="string">
            <text:p>[(not (S or R))*. P. (not R)*. R] false </text:p>
          </table:table-cell>
          <table:table-cell/>
          <table:table-cell office:value-type="string">
            <text:p>27.txt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>
            <text:p>Precedence (S precedes P)</text:p>
          </table:table-cell>
          <table:table-cell office:value-type="string">
            <text:p>After Q</text:p>
          </table:table-cell>
          <table:table-cell office:value-type="string">
            <text:p>[(not Q)*. Q. (not S)*. P] false </text:p>
          </table:table-cell>
          <table:table-cell/>
          <table:table-cell office:value-type="string">
            <text:p>28.txt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>
            <text:p>Precedence (S precedes P)</text:p>
          </table:table-cell>
          <table:table-cell office:value-type="string">
            <text:p>Between Q and R</text:p>
          </table:table-cell>
          <table:table-cell office:value-type="string">
            <text:p>[true*. Q. (not (S or R))*. P. (not R)*. R] false </text:p>
          </table:table-cell>
          <table:table-cell/>
          <table:table-cell office:value-type="string">
            <text:p>29.txt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>
            <text:p>Precedence (S precedes P)</text:p>
          </table:table-cell>
          <table:table-cell office:value-type="string">
            <text:p>After Q until R</text:p>
          </table:table-cell>
          <table:table-cell office:value-type="string">
            <text:p>[true*. Q. (not (S or R))*. P] false </text:p>
          </table:table-cell>
          <table:table-cell/>
          <table:table-cell office:value-type="string">
            <text:p>30.txt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esponse (S responds to P)</text:p>
          </table:table-cell>
          <table:table-cell office:value-type="string">
            <text:p>Globally</text:p>
          </table:table-cell>
          <table:table-cell office:value-type="string">
            <text:p>[true*. P] mu X. &lt;true&gt; true and [not S] X </text:p>
          </table:table-cell>
          <table:table-cell/>
          <table:table-cell office:value-type="string">
            <text:p>32.txt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5">
          <table:table-cell office:value-type="string">
            <text:p>Response (S responds to P)</text:p>
          </table:table-cell>
          <table:table-cell office:value-type="string">
            <text:p>Before R</text:p>
          </table:table-cell>
          <table:table-cell office:value-type="string">
            <text:p>[(not R)*. P. (not (S or R))*. R] false </text:p>
          </table:table-cell>
          <table:table-cell/>
          <table:table-cell office:value-type="string">
            <text:p>33.txt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>
            <text:p>Response (S responds to P)</text:p>
          </table:table-cell>
          <table:table-cell office:value-type="string">
            <text:p>After Q</text:p>
          </table:table-cell>
          <table:table-cell office:value-type="string">
            <text:p>[(not Q)*. Q. true*. P] mu X. &lt;true&gt; true and [not S] X </text:p>
          </table:table-cell>
          <table:table-cell/>
          <table:table-cell office:value-type="string">
            <text:p>34.txt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5">
          <table:table-cell office:value-type="string">
            <text:p>Response (S responds to P)</text:p>
          </table:table-cell>
          <table:table-cell office:value-type="string">
            <text:p>Between Q and R</text:p>
          </table:table-cell>
          <table:table-cell office:value-type="string">
            <text:p>[true*. Q. (not R)*. P. (not (S or R))*. R] false </text:p>
          </table:table-cell>
          <table:table-cell/>
          <table:table-cell office:value-type="string">
            <text:p>35.txt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5">
          <table:table-cell office:value-type="string">
            <text:p>Response (S responds to P)</text:p>
          </table:table-cell>
          <table:table-cell office:value-type="string">
            <text:p>After Q until R</text:p>
          </table:table-cell>
          <table:table-cell office:value-type="string">
            <text:p>[true*. Q. (not R)*. P] mu X. &lt;true&gt; true and [R] false and [not S] X </text:p>
          </table:table-cell>
          <table:table-cell/>
          <table:table-cell office:value-type="string">
            <text:p>36.txt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ecedence Chain (S, T precede P)</text:p>
          </table:table-cell>
          <table:table-cell office:value-type="string">
            <text:p>Globally</text:p>
          </table:table-cell>
          <table:table-cell office:value-type="string">
            <text:p>[(not S)*. (nil | (S. (not T)*)). P] false </text:p>
          </table:table-cell>
          <table:table-cell table:number-columns-repeated="2"/>
          <table:table-cell office:value-type="string">
            <text:p>yes. How about nil?</text:p>
          </table:table-cell>
          <table:table-cell table:number-columns-repeated="1018"/>
        </table:table-row>
        <table:table-row table:style-name="ro2">
          <table:table-cell office:value-type="string">
            <text:p>Precedence Chain (S, T precede P)</text:p>
          </table:table-cell>
          <table:table-cell office:value-type="string">
            <text:p>Before R</text:p>
          </table:table-cell>
          <table:table-cell office:value-type="string">
            <text:p>[(not (S or R))*. (nil | (S. (not (T or R))*)). P. (not R)*. R] false</text:p>
          </table:table-cell>
          <table:table-cell table:number-columns-repeated="2"/>
          <table:table-cell office:value-type="string">
            <text:p>yes. How about nil?</text:p>
          </table:table-cell>
          <table:table-cell table:number-columns-repeated="1018"/>
        </table:table-row>
        <table:table-row table:style-name="ro2">
          <table:table-cell office:value-type="string">
            <text:p>Precedence Chain (S, T precede P)</text:p>
          </table:table-cell>
          <table:table-cell office:value-type="string">
            <text:p>After Q</text:p>
          </table:table-cell>
          <table:table-cell office:value-type="string">
            <text:p>[(not Q)*. Q. (not S)*. (nil | (S. (not T)*)). P] false </text:p>
          </table:table-cell>
          <table:table-cell table:number-columns-repeated="2"/>
          <table:table-cell office:value-type="string">
            <text:p>yes. How about nil?</text:p>
          </table:table-cell>
          <table:table-cell table:number-columns-repeated="1018"/>
        </table:table-row>
        <table:table-row table:style-name="ro2">
          <table:table-cell office:value-type="string">
            <text:p>Precedence Chain (S, T precede P)</text:p>
          </table:table-cell>
          <table:table-cell office:value-type="string">
            <text:p>Between Q and R</text:p>
          </table:table-cell>
          <table:table-cell office:value-type="string">
            <text:p>[true*. Q. (not (S or R))*. (nil | (S. (not (T or R))*)). P. (not R)*. R] false </text:p>
          </table:table-cell>
          <table:table-cell table:number-columns-repeated="2"/>
          <table:table-cell office:value-type="string">
            <text:p>yes. How about nil?</text:p>
          </table:table-cell>
          <table:table-cell table:number-columns-repeated="1018"/>
        </table:table-row>
        <table:table-row table:style-name="ro2">
          <table:table-cell office:value-type="string">
            <text:p>Precedence Chain (S, T precede P)</text:p>
          </table:table-cell>
          <table:table-cell office:value-type="string">
            <text:p>After Q until R</text:p>
          </table:table-cell>
          <table:table-cell office:value-type="string">
            <text:p>[true*. Q. (not (S or R))*. (nil | (S. (not (T or R))*)). P] false </text:p>
          </table:table-cell>
          <table:table-cell table:number-columns-repeated="2"/>
          <table:table-cell office:value-type="string">
            <text:p>yes. How about nil?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ecedence Chain (P precedes S, T)</text:p>
          </table:table-cell>
          <table:table-cell office:value-type="string">
            <text:p>Globally</text:p>
          </table:table-cell>
          <table:table-cell office:value-type="string">
            <text:p>[(not P)*. S. (not T)*. T] false 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recedence Chain (P precedes S, T)</text:p>
          </table:table-cell>
          <table:table-cell office:value-type="string">
            <text:p>Before R</text:p>
          </table:table-cell>
          <table:table-cell office:value-type="string">
            <text:p>[(not (P or R))*. S. (not (T or R))*. T. (not R)*. R] false 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recedence Chain (P precedes S, T)</text:p>
          </table:table-cell>
          <table:table-cell office:value-type="string">
            <text:p>After Q</text:p>
          </table:table-cell>
          <table:table-cell office:value-type="string">
            <text:p>[(not Q)*. Q. (not P)*. S. (not T)*. T] false 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recedence Chain (P precedes S, T)</text:p>
          </table:table-cell>
          <table:table-cell office:value-type="string">
            <text:p>Between Q and R</text:p>
          </table:table-cell>
          <table:table-cell office:value-type="string">
            <text:p>[true*. Q. (not (P or R))*. S. (not (T or R))*. T. (not R)*. R] false 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>
            <text:p>Precedence Chain (P precedes S, T)</text:p>
          </table:table-cell>
          <table:table-cell office:value-type="string">
            <text:p>After Q until R</text:p>
          </table:table-cell>
          <table:table-cell office:value-type="string">
            <text:p>[true*. Q. (not (P or R))*. S. (not (T or R))*. T] false 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office:value-type="string">
            <text:p>Response Chain (P responds to S, T)</text:p>
          </table:table-cell>
          <table:table-cell office:value-type="string">
            <text:p>Globally</text:p>
          </table:table-cell>
          <table:table-cell office:value-type="string">
            <text:p>[true*. S. (not T)*. T] mu X. &lt;true&gt; true and [not P] X 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8"/>
        </table:table-row>
        <table:table-row table:style-name="ro6">
          <table:table-cell office:value-type="string">
            <text:p>Response Chain (P responds to S, T)</text:p>
          </table:table-cell>
          <table:table-cell office:value-type="string">
            <text:p>Before R</text:p>
          </table:table-cell>
          <table:table-cell office:value-type="string">
            <text:p>[true*. S. (not T)*. T. (not P)*. R] false 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8"/>
        </table:table-row>
        <table:table-row table:style-name="ro6">
          <table:table-cell office:value-type="string">
            <text:p>Response Chain (P responds to S, T)</text:p>
          </table:table-cell>
          <table:table-cell office:value-type="string">
            <text:p>After Q</text:p>
          </table:table-cell>
          <table:table-cell office:value-type="string">
            <text:p>[(not Q)*. Q. true*. S. (not T)*. T] mu X. &lt;true&gt; true and [not P] X 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8"/>
        </table:table-row>
        <table:table-row table:style-name="ro6">
          <table:table-cell office:value-type="string">
            <text:p>Response Chain (P responds to S, T)</text:p>
          </table:table-cell>
          <table:table-cell office:value-type="string">
            <text:p>Between Q and R</text:p>
          </table:table-cell>
          <table:table-cell office:value-type="string">
            <text:p>[true*. Q. (not (S or R))*. S. (not (T or R))*. T. (not (P or R))*. R] false 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6">
          <table:table-cell office:value-type="string">
            <text:p>Response Chain (P responds to S, T)</text:p>
          </table:table-cell>
          <table:table-cell office:value-type="string">
            <text:p>After Q until R</text:p>
          </table:table-cell>
          <table:table-cell office:value-type="string">
            <text:p>[true*. Q. (not (S or R))*. S. (not (T or R))*. T] mu X. &lt;true&gt; true and [R] false and [not P] X 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8">
          <table:table-cell office:value-type="string">
            <text:p>Response Chain (S, T respond to P)</text:p>
          </table:table-cell>
          <table:table-cell office:value-type="string">
            <text:p>Globally</text:p>
          </table:table-cell>
          <table:table-cell office:value-type="string">
            <text:p>[true*. P] mu X. &lt;true&gt; true and [S] mu Y. (&lt;true&gt; true and [not T] Y) and [not S] X 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8"/>
        </table:table-row>
        <table:table-row table:style-name="ro8">
          <table:table-cell office:value-type="string">
            <text:p>Response Chain (S, T respond to P)</text:p>
          </table:table-cell>
          <table:table-cell office:value-type="string">
            <text:p>Before R</text:p>
          </table:table-cell>
          <table:table-cell office:value-type="string">
            <text:p>[(not R)*. P. (not (S or R))*. (nil | (S. (not (T or R))*)). R] false </text:p>
          </table:table-cell>
          <table:table-cell table:number-columns-repeated="2"/>
          <table:table-cell table:style-name="ce4" office:value-type="string">
            <text:p>yes. How about nil?</text:p>
          </table:table-cell>
          <table:table-cell table:number-columns-repeated="1018"/>
        </table:table-row>
        <table:table-row table:style-name="ro8">
          <table:table-cell office:value-type="string">
            <text:p>Response Chain (S, T respond to P)</text:p>
          </table:table-cell>
          <table:table-cell office:value-type="string">
            <text:p>After Q</text:p>
          </table:table-cell>
          <table:table-cell office:value-type="string">
            <text:p>[(not Q)*. Q. true*. P] mu X. &lt;true&gt; true and [S] mu Y. (&lt;true&gt; true and [not T] Y) and [not S] X 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8"/>
        </table:table-row>
        <table:table-row table:style-name="ro8">
          <table:table-cell office:value-type="string">
            <text:p>Response Chain (S, T respond to P)</text:p>
          </table:table-cell>
          <table:table-cell office:value-type="string">
            <text:p>Between Q and R</text:p>
          </table:table-cell>
          <table:table-cell office:value-type="string">
            <text:p>[true*. Q. (not R)*. P. (not (S or R))*. (nil | (S. (not (T or R))*)). R] false </text:p>
          </table:table-cell>
          <table:table-cell table:number-columns-repeated="2"/>
          <table:table-cell office:value-type="string">
            <text:p>yes. How about nil?</text:p>
          </table:table-cell>
          <table:table-cell table:number-columns-repeated="1018"/>
        </table:table-row>
        <table:table-row table:style-name="ro8">
          <table:table-cell office:value-type="string">
            <text:p>Response Chain (S, T respond to P)</text:p>
          </table:table-cell>
          <table:table-cell office:value-type="string">
            <text:p>After Q until R</text:p>
          </table:table-cell>
          <table:table-cell office:value-type="string">
            <text:p>[true*. Q. (not R)*. P] mu X. &lt;true&gt; true and [R] false and [S] mu Y. (&lt;true&gt; true and [R] false and [not T] Y) and [not S] X 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Constrained Chain Patterns (S, T without Z respond to P</text:p>
          </table:table-cell>
          <table:table-cell office:value-type="string">
            <text:p>Globally</text:p>
          </table:table-cell>
          <table:table-cell office:value-type="string">
            <text:p>[true*. P] mu X . &lt;true&gt; true and [S] mu Y. (&lt;true&gt; true and [Z] false and [not T] Y) and [not S] X 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8"/>
        </table:table-row>
        <table:table-row table:style-name="ro4">
          <table:table-cell office:value-type="string">
            <text:p>Constrained Chain Patterns (S, T without Z respond to P</text:p>
          </table:table-cell>
          <table:table-cell office:value-type="string">
            <text:p>Before R</text:p>
          </table:table-cell>
          <table:table-cell office:value-type="string">
            <text:p>[(not R)*. P. (not (S or R))*. (nil | (S. (nil | ((not (T or R))*. Z)). (not (T or R))*)). R] false </text:p>
          </table:table-cell>
          <table:table-cell table:number-columns-repeated="2"/>
          <table:table-cell office:value-type="string">
            <text:p>yes. How about nil?</text:p>
          </table:table-cell>
          <table:table-cell table:number-columns-repeated="1018"/>
        </table:table-row>
        <table:table-row table:style-name="ro4">
          <table:table-cell office:value-type="string">
            <text:p>Constrained Chain Patterns (S, T without Z respond to P</text:p>
          </table:table-cell>
          <table:table-cell office:value-type="string">
            <text:p>After Q</text:p>
          </table:table-cell>
          <table:table-cell office:value-type="string">
            <text:p>[(not Q)*. Q. true*. P] mu X. &lt;true&gt; true and [S] mu Y. (&lt;true&gt; true and [Z] false and [not T] Y) and [not S] X 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8"/>
        </table:table-row>
        <table:table-row table:style-name="ro4">
          <table:table-cell office:value-type="string">
            <text:p>Constrained Chain Patterns (S, T without Z respond to P</text:p>
          </table:table-cell>
          <table:table-cell office:value-type="string">
            <text:p>Between Q and R</text:p>
          </table:table-cell>
          <table:table-cell office:value-type="string">
            <text:p>[true*. Q. (not R)*. P. (not (S or R))*. (nil | (S. (nil | ((not (T or R))*. Z)). (not (T or R))*)). R] false</text:p>
          </table:table-cell>
          <table:table-cell table:number-columns-repeated="2"/>
          <table:table-cell office:value-type="string">
            <text:p>yes. How about nil?</text:p>
          </table:table-cell>
          <table:table-cell table:number-columns-repeated="1018"/>
        </table:table-row>
        <table:table-row table:style-name="ro4">
          <table:table-cell office:value-type="string">
            <text:p>Constrained Chain Patterns (S, T without Z respond to P</text:p>
          </table:table-cell>
          <table:table-cell office:value-type="string">
            <text:p>After Q until R</text:p>
          </table:table-cell>
          <table:table-cell office:value-type="string">
            <text:p>[true*. Q. (not R)*. P] mu X. &lt;true&gt; true and [R] false and [S] mu Y. (&lt;true&gt; true and [Z or R] false and [not T] Y) and [not S] X</text:p>
          </table:table-cell>
          <table:table-cell table:number-columns-repeated="2"/>
          <table:table-cell office:value-type="string">
            <text:p>no</text:p>
          </table:table-cell>
          <table:table-cell table:number-columns-repeated="1018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a Remenska</meta:initial-creator>
    <meta:creation-date>2013-10-01T10:48:39</meta:creation-date>
    <dc:date>2013-10-01T13:56:30</dc:date>
    <dc:creator>Daniela Remenska</dc:creator>
    <meta:editing-duration>PT2H28M43S</meta:editing-duration>
    <meta:editing-cycles>40</meta:editing-cycles>
    <meta:generator>LibreOffice/3.5$Linux_x86 LibreOffice_project/350m1$Build-2</meta:generator>
    <meta:document-statistic meta:table-count="3" meta:cell-count="251" meta:object-count="0"/>
  </office:meta>
</office:document-meta>
</file>